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9cm" table:align="left"/>
    </style:style>
    <style:style style:name="Table1.A" style:family="table-column">
      <style:table-column-properties style:column-width="2.863cm"/>
    </style:style>
    <style:style style:name="Table1.B" style:family="table-column">
      <style:table-column-properties style:column-width="6.251cm"/>
    </style:style>
    <style:style style:name="Table1.C" style:family="table-column">
      <style:table-column-properties style:column-width="8.475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fo:font-size="16pt" fo:font-weight="bold" officeooo:rsid="001c04f0" officeooo:paragraph-rsid="001c1d5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officeooo:rsid="001c04f0" officeooo:paragraph-rsid="001c04f0" style:font-size-asian="24pt" style:font-weight-asian="bold" style:font-size-complex="24pt" style:font-weight-complex="bold"/>
    </style:style>
    <style:style style:name="P3" style:family="paragraph" style:parent-style-name="Standard">
      <style:text-properties officeooo:paragraph-rsid="001eb998"/>
    </style:style>
    <style:style style:name="P4" style:family="paragraph" style:parent-style-name="Standard">
      <style:text-properties officeooo:paragraph-rsid="001f4272"/>
    </style:style>
    <style:style style:name="P5" style:family="paragraph" style:parent-style-name="Standard">
      <style:text-properties officeooo:paragraph-rsid="0021290b"/>
    </style:style>
    <style:style style:name="P6" style:family="paragraph" style:parent-style-name="Standard">
      <style:text-properties officeooo:paragraph-rsid="0021f339"/>
    </style:style>
    <style:style style:name="P7" style:family="paragraph" style:parent-style-name="Standard">
      <style:text-properties officeooo:paragraph-rsid="0022e6df"/>
    </style:style>
    <style:style style:name="P8" style:family="paragraph" style:parent-style-name="Standard">
      <style:text-properties officeooo:paragraph-rsid="00267174"/>
    </style:style>
    <style:style style:name="P9" style:family="paragraph" style:parent-style-name="Standard">
      <style:text-properties officeooo:paragraph-rsid="002689c9"/>
    </style:style>
    <style:style style:name="P10" style:family="paragraph" style:parent-style-name="Standard">
      <style:text-properties officeooo:paragraph-rsid="0027e6c8"/>
    </style:style>
    <style:style style:name="P11" style:family="paragraph" style:parent-style-name="Standard">
      <style:text-properties fo:font-weight="bold" officeooo:rsid="001eb998" officeooo:paragraph-rsid="001eb998" style:font-weight-asian="bold" style:font-weight-complex="bold"/>
    </style:style>
    <style:style style:name="P12" style:family="paragraph" style:parent-style-name="Standard">
      <style:text-properties fo:font-weight="normal" officeooo:rsid="001eb998" officeooo:paragraph-rsid="001eb998" style:font-weight-asian="normal" style:font-weight-complex="normal"/>
    </style:style>
    <style:style style:name="P13" style:family="paragraph" style:parent-style-name="Text_20_body">
      <style:text-properties officeooo:rsid="001c1d5d" officeooo:paragraph-rsid="001eb998"/>
    </style:style>
    <style:style style:name="P14" style:family="paragraph" style:parent-style-name="Text_20_body">
      <style:text-properties fo:font-size="15pt" fo:font-weight="bold" officeooo:rsid="001c1d5d" officeooo:paragraph-rsid="001c1d5d" style:font-size-asian="15pt" style:font-weight-asian="bold" style:font-size-complex="15pt" style:font-weight-complex="bold"/>
    </style:style>
    <style:style style:name="P15" style:family="paragraph" style:parent-style-name="Text_20_body">
      <style:text-properties officeooo:paragraph-rsid="0021f339"/>
    </style:style>
    <style:style style:name="P16" style:family="paragraph" style:parent-style-name="Text_20_body">
      <style:text-properties officeooo:rsid="002689c9" officeooo:paragraph-rsid="002689c9"/>
    </style:style>
    <style:style style:name="P17" style:family="paragraph" style:parent-style-name="Text_20_body">
      <style:text-properties fo:font-weight="bold" officeooo:rsid="002689c9" officeooo:paragraph-rsid="002689c9" style:font-weight-asian="bold" style:font-weight-complex="bold"/>
    </style:style>
    <style:style style:name="P18" style:family="paragraph" style:parent-style-name="Text_20_body">
      <style:text-properties fo:font-weight="bold" officeooo:rsid="0027afed" officeooo:paragraph-rsid="0027afed" style:font-weight-asian="bold" style:font-weight-complex="bold"/>
    </style:style>
    <style:style style:name="P19" style:family="paragraph" style:parent-style-name="Text_20_body">
      <style:text-properties fo:font-size="16pt" fo:font-weight="bold" officeooo:rsid="002689c9" officeooo:paragraph-rsid="002689c9" style:font-size-asian="16pt" style:font-weight-asian="bold" style:font-size-complex="16pt" style:font-weight-complex="bold"/>
    </style:style>
    <style:style style:name="P20" style:family="paragraph" style:parent-style-name="Text_20_body">
      <style:text-properties fo:font-size="16pt" fo:font-weight="bold" officeooo:rsid="002689c9" officeooo:paragraph-rsid="0027e6c8" style:font-size-asian="16pt" style:font-weight-asian="bold" style:font-size-complex="16pt" style:font-weight-complex="bold"/>
    </style:style>
    <style:style style:name="P21" style:family="paragraph" style:parent-style-name="Text_20_body">
      <style:text-properties officeooo:paragraph-rsid="0027e6c8"/>
    </style:style>
    <style:style style:name="P22" style:family="paragraph" style:parent-style-name="Text_20_body">
      <style:text-properties officeooo:paragraph-rsid="00287b9c"/>
    </style:style>
    <style:style style:name="P23" style:family="paragraph" style:parent-style-name="Text_20_body" style:list-style-name="L1"/>
    <style:style style:name="P24" style:family="paragraph" style:parent-style-name="Text_20_body" style:list-style-name="L2"/>
    <style:style style:name="P25" style:family="paragraph" style:parent-style-name="Text_20_body" style:list-style-name="L2">
      <style:text-properties officeooo:rsid="001c1d5d" officeooo:paragraph-rsid="001c1d5d"/>
    </style:style>
    <style:style style:name="P26" style:family="paragraph" style:parent-style-name="Text_20_body" style:list-style-name="L3">
      <style:text-properties officeooo:rsid="001c1d5d" officeooo:paragraph-rsid="001c1d5d"/>
    </style:style>
    <style:style style:name="P27" style:family="paragraph" style:parent-style-name="Text_20_body" style:list-style-name="L3"/>
    <style:style style:name="P28" style:family="paragraph" style:parent-style-name="Text_20_body" style:list-style-name="L4"/>
    <style:style style:name="P29" style:family="paragraph" style:parent-style-name="Text_20_body" style:list-style-name="L5">
      <style:text-properties officeooo:paragraph-rsid="001c1d5d"/>
    </style:style>
    <style:style style:name="P30" style:family="paragraph" style:parent-style-name="Text_20_body" style:list-style-name="L6"/>
    <style:style style:name="P31" style:family="paragraph" style:parent-style-name="Text_20_body" style:list-style-name="L7"/>
    <style:style style:name="P32" style:family="paragraph" style:parent-style-name="Text_20_body" style:list-style-name="L8"/>
    <style:style style:name="P33" style:family="paragraph" style:parent-style-name="Text_20_body" style:list-style-name="L8">
      <style:text-properties officeooo:paragraph-rsid="001eb998"/>
    </style:style>
    <style:style style:name="P34" style:family="paragraph" style:parent-style-name="Text_20_body" style:list-style-name="L9"/>
    <style:style style:name="P35" style:family="paragraph" style:parent-style-name="Text_20_body" style:list-style-name="L10"/>
    <style:style style:name="P36" style:family="paragraph" style:parent-style-name="Text_20_body" style:list-style-name="L11"/>
    <style:style style:name="P37" style:family="paragraph" style:parent-style-name="Text_20_body" style:list-style-name="L12"/>
    <style:style style:name="P38" style:family="paragraph" style:parent-style-name="Text_20_body" style:list-style-name="L13"/>
    <style:style style:name="P39" style:family="paragraph" style:parent-style-name="Text_20_body" style:list-style-name="L14"/>
    <style:style style:name="P40" style:family="paragraph" style:parent-style-name="Text_20_body" style:list-style-name="L15"/>
    <style:style style:name="P41" style:family="paragraph" style:parent-style-name="Text_20_body" style:list-style-name="L16"/>
    <style:style style:name="P42" style:family="paragraph" style:parent-style-name="Text_20_body" style:list-style-name="L17"/>
    <style:style style:name="T1" style:family="text">
      <style:text-properties officeooo:rsid="001c1d5d"/>
    </style:style>
    <style:style style:name="T2" style:family="text">
      <style:text-properties fo:font-size="16pt" officeooo:rsid="001eb998" style:font-size-asian="16pt" style:font-size-complex="16pt"/>
    </style:style>
    <style:style style:name="T3" style:family="text">
      <style:text-properties fo:font-size="16pt" fo:font-weight="bold" officeooo:rsid="001c04f0" style:font-size-asian="16pt" style:font-weight-asian="bold" style:font-size-complex="16pt" style:font-weight-complex="bold"/>
    </style:style>
    <style:style style:name="T4" style:family="text">
      <style:text-properties fo:font-size="16pt" fo:font-weight="bold" officeooo:rsid="002689c9" style:font-size-asian="16pt" style:font-weight-asian="bold" style:font-size-complex="16pt" style:font-weight-complex="bold"/>
    </style:style>
    <style:style style:name="T5" style:family="text">
      <style:text-properties fo:font-size="16pt" fo:font-weight="normal" officeooo:rsid="002689c9" style:font-size-asian="16pt" style:font-weight-asian="normal" style:font-size-complex="16pt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1290b" style:font-weight-asian="bold" style:font-weight-complex="bold"/>
    </style:style>
    <style:style style:name="T8" style:family="text">
      <style:text-properties fo:font-weight="bold" officeooo:rsid="0021f339" style:font-weight-asian="bold" style:font-weight-complex="bold"/>
    </style:style>
    <style:style style:name="T9" style:family="text">
      <style:text-properties fo:font-weight="bold" officeooo:rsid="0022e6df" style:font-weight-asian="bold" style:font-weight-complex="bold"/>
    </style:style>
    <style:style style:name="T10" style:family="text">
      <style:text-properties fo:font-weight="bold" officeooo:rsid="00267174" style:font-weight-asian="bold" style:font-weight-complex="bold"/>
    </style:style>
    <style:style style:name="T11" style:family="text">
      <style:text-properties fo:font-weight="bold" officeooo:rsid="002689c9" style:font-weight-asian="bold" style:font-weight-complex="bold"/>
    </style:style>
    <style:style style:name="T12" style:family="text">
      <style:text-properties fo:font-weight="bold" officeooo:rsid="0027e6c8" style:font-weight-asian="bold" style:font-weight-complex="bold"/>
    </style:style>
    <style:style style:name="T13" style:family="text">
      <style:text-properties officeooo:rsid="001eb998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eb998" style:font-weight-asian="normal" style:font-weight-complex="normal"/>
    </style:style>
    <style:style style:name="T16" style:family="text">
      <style:text-properties fo:font-weight="normal" officeooo:rsid="0021290b" style:font-weight-asian="normal" style:font-weight-complex="normal"/>
    </style:style>
    <style:style style:name="T17" style:family="text">
      <style:text-properties fo:font-weight="normal" officeooo:rsid="0021f339" style:font-weight-asian="normal" style:font-weight-complex="normal"/>
    </style:style>
    <style:style style:name="T18" style:family="text">
      <style:text-properties fo:font-weight="normal" officeooo:rsid="00267174" style:font-weight-asian="normal" style:font-weight-complex="normal"/>
    </style:style>
    <style:style style:name="T19" style:family="text">
      <style:text-properties fo:font-weight="normal" officeooo:rsid="002689c9" style:font-weight-asian="normal" style:font-weight-complex="normal"/>
    </style:style>
    <style:style style:name="T20" style:family="text">
      <style:text-properties fo:font-weight="normal" officeooo:rsid="002d4bd2" style:font-weight-asian="normal" style:font-weight-complex="normal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officeooo:rsid="0021290b"/>
    </style:style>
    <style:style style:name="T23" style:family="text">
      <style:text-properties officeooo:rsid="0021f339"/>
    </style:style>
    <style:style style:name="T24" style:family="text">
      <style:text-properties officeooo:rsid="0022e6df"/>
    </style:style>
    <style:style style:name="T25" style:family="text">
      <style:text-properties officeooo:rsid="002689c9"/>
    </style:style>
    <style:style style:name="T26" style:family="text">
      <style:text-properties fo:font-size="12pt" officeooo:rsid="002689c9" style:font-size-asian="12pt" style:font-size-complex="12pt"/>
    </style:style>
    <style:style style:name="T27" style:family="text">
      <style:text-properties fo:font-size="12pt" fo:font-weight="normal" style:font-size-asian="12pt" style:font-weight-asian="normal" style:font-size-complex="12pt" style:font-weight-complex="normal"/>
    </style:style>
    <style:style style:name="T28" style:family="text">
      <style:text-properties fo:font-size="12pt" fo:font-weight="bold" officeooo:rsid="002689c9" style:font-size-asian="12pt" style:font-weight-asian="bold" style:font-size-complex="12pt" style:font-weight-complex="bold"/>
    </style:style>
    <style:style style:name="T29" style:family="text">
      <style:text-properties fo:font-size="13pt" officeooo:rsid="002689c9" style:font-size-asian="13pt" style:font-size-complex="13pt"/>
    </style:style>
    <style:style style:name="T30" style:family="text">
      <style:text-properties fo:font-size="13pt" fo:font-weight="bold" officeooo:rsid="002689c9" style:font-size-asian="13pt" style:font-weight-asian="bold" style:font-size-complex="13pt" style:font-weight-complex="bold"/>
    </style:style>
    <style:style style:name="T31" style:family="text">
      <style:text-properties fo:font-size="13pt" fo:font-weight="normal" officeooo:rsid="002689c9" style:font-size-asian="13pt" style:font-weight-asian="normal" style:font-size-complex="13pt" style:font-weight-complex="normal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nit 4</text:p>
      <text:h text:style-name="Heading_20_1" text:outline-level="1"><text:span text:style-name="Strong_20_Emphasis"><text:span text:style-name="T21">1 Mark Questions &amp; Answers</text:span></text:span></text:h>
      <text:p text:style-name="P1"><text:span text:style-name="Strong_20_Emphasis">File Handling, File modes, File methods</text:span></text:p>
      <text:p text:style-name="P1"><text:span text:style-name="Strong_20_Emphasis"/></text:p>
      <text:list xml:id="list2470598205" text:style-name="L1">
        <text:list-item>
          <text:p text:style-name="P23"><text:span text:style-name="Strong_20_Emphasis">Q:</text:span> What is the default mode when opening a file in Python?<text:line-break/><text:span text:style-name="Strong_20_Emphasis">A:</text:span> <text:span text:style-name="Source_20_Text">"r"</text:span> (read mode).</text:p>
        </text:list-item>
        <text:list-item>
          <text:p text:style-name="P23"><text:span text:style-name="Strong_20_Emphasis">Q:</text:span> Which file mode is used to add content at the end of a file without overwriting it?<text:line-break/><text:span text:style-name="Strong_20_Emphasis">A:</text:span> <text:span text:style-name="Source_20_Text">"a"</text:span> (append mode).</text:p>
        </text:list-item>
        <text:list-item>
          <text:p text:style-name="P23"><text:span text:style-name="Strong_20_Emphasis">Q:</text:span> Which method is used to read one line at a time from a file?<text:line-break/><text:span text:style-name="Strong_20_Emphasis">A:</text:span> <text:span text:style-name="Source_20_Text">readline()</text:span>.</text:p>
        </text:list-item>
        <text:list-item>
          <text:p text:style-name="P23"><text:span text:style-name="Strong_20_Emphasis">Q:</text:span> What does the <text:span text:style-name="Source_20_Text">tell()</text:span> method do?<text:line-break/><text:span text:style-name="Strong_20_Emphasis">A:</text:span> Returns the current position of the file pointer.</text:p>
        </text:list-item>
        <text:list-item>
          <text:p text:style-name="P23"><text:span text:style-name="Strong_20_Emphasis">Q:</text:span> Which mode is used to open a file for both reading and writing?<text:line-break/><text:span text:style-name="Strong_20_Emphasis">A:</text:span> <text:span text:style-name="Source_20_Text">"r+"</text:span>.</text:p>
        </text:list-item>
      </text:list>
      <text:p text:style-name="Horizontal_20_Line"/>
      <text:p text:style-name="P14">Working on CSV and JSON files:</text:p>
      <text:list xml:id="list661424294" text:style-name="L2">
        <text:list-item>
          <text:p text:style-name="P25"><text:span text:style-name="Strong_20_Emphasis">Q:</text:span> What does CSV stand for?<text:line-break/><text:span text:style-name="Strong_20_Emphasis">A:</text:span> CSV stands for <text:span text:style-name="Emphasis">Comma-Separated Values</text:span>.</text:p>
        </text:list-item>
        <text:list-item>
          <text:p text:style-name="P24"><text:span text:style-name="Strong_20_Emphasis">Q:</text:span> Which module in Python is used to handle CSV files?<text:line-break/><text:span text:style-name="Strong_20_Emphasis">A:</text:span> The <text:span text:style-name="Source_20_Text">csv</text:span> module.</text:p>
        </text:list-item>
        <text:list-item>
          <text:p text:style-name="P24"><text:span text:style-name="Strong_20_Emphasis">Q:</text:span> Which method is used to write a row into a CSV file?<text:line-break/><text:span text:style-name="Strong_20_Emphasis">A:</text:span> <text:span text:style-name="Source_20_Text">writerow()</text:span> method.</text:p>
        </text:list-item>
        <text:list-item>
          <text:p text:style-name="P24"><text:span text:style-name="Strong_20_Emphasis">Q:</text:span> Which function is used to load data from a JSON file?<text:line-break/><text:span text:style-name="Strong_20_Emphasis">A:</text:span> <text:span text:style-name="Source_20_Text">json.load()</text:span> function.</text:p>
        </text:list-item>
        <text:list-item>
          <text:p text:style-name="P24"><text:span text:style-name="Strong_20_Emphasis">Q:</text:span> Which function converts a Python dictionary into a JSON string?<text:line-break/><text:span text:style-name="Strong_20_Emphasis">A:</text:span> <text:span text:style-name="Source_20_Text">json.dumps()</text:span> function.</text:p>
        </text:list-item>
        <text:list-item>
          <text:p text:style-name="P24"><text:span text:style-name="Strong_20_Emphasis">Q:</text:span> What does <text:span text:style-name="Source_20_Text">newline=""</text:span> do in <text:span text:style-name="Source_20_Text">open()</text:span> while writing CSV files?<text:line-break/><text:span text:style-name="Strong_20_Emphasis">A:</text:span> It prevents extra blank lines from being added between rows in Windows.</text:p>
        </text:list-item>
        <text:list-item>
          <text:p text:style-name="P24"><text:span text:style-name="Strong_20_Emphasis">Q:</text:span> In JSON, what are the data types equivalent to Python’s dictionary and list?<text:line-break/><text:span text:style-name="Strong_20_Emphasis">A:</text:span> Dictionary → JSON Object, List → JSON Array.</text:p>
        </text:list-item>
        <text:list-item>
          <text:p text:style-name="P24"><text:span text:style-name="Strong_20_Emphasis">Q:</text:span> Which JSON function is used for pretty printing with indentation?<text:line-break/><text:span text:style-name="Strong_20_Emphasis">A:</text:span> <text:span text:style-name="Source_20_Text">json.dump(data, file, indent=4)</text:span>.</text:p>
        </text:list-item>
      </text:list>
      <text:p text:style-name="P13"><text:soft-page-break/><text:span text:style-name="Strong_20_Emphasis"><text:span text:style-name="T2">Exceptions, Exception Handling, Raising Exceptions:</text:span></text:span></text:p>
      <text:list xml:id="list2349334029" text:style-name="L3">
        <text:list-item>
          <text:p text:style-name="P26"><text:span text:style-name="Strong_20_Emphasis">Q:</text:span> What is an exception in Python?<text:line-break/><text:span text:style-name="Strong_20_Emphasis">A:</text:span> An exception is an error that occurs during program execution and disrupts normal flow.</text:p>
        </text:list-item>
        <text:list-item>
          <text:p text:style-name="P27"><text:span text:style-name="Strong_20_Emphasis">Q:</text:span> Which keywords are used in exception handling in Python?<text:line-break/><text:span text:style-name="Strong_20_Emphasis">A:</text:span> <text:span text:style-name="Source_20_Text">try</text:span>, <text:span text:style-name="Source_20_Text">except</text:span>, <text:span text:style-name="Source_20_Text">else</text:span>, <text:span text:style-name="Source_20_Text">finally</text:span>, <text:span text:style-name="Source_20_Text">raise</text:span>.</text:p>
        </text:list-item>
        <text:list-item>
          <text:p text:style-name="P27"><text:span text:style-name="Strong_20_Emphasis">Q:</text:span> What is the purpose of the <text:span text:style-name="Source_20_Text">else</text:span> block in exception handling?<text:line-break/><text:span text:style-name="Strong_20_Emphasis">A:</text:span> The <text:span text:style-name="Source_20_Text">else</text:span> block runs only if no exception occurs in the <text:span text:style-name="Source_20_Text">try</text:span> block.</text:p>
        </text:list-item>
        <text:list-item>
          <text:p text:style-name="P27"><text:span text:style-name="Strong_20_Emphasis">Q:</text:span> Name two built-in exceptions in Python.<text:line-break/><text:span text:style-name="Strong_20_Emphasis">A:</text:span> <text:span text:style-name="Source_20_Text">ZeroDivisionError</text:span>, <text:span text:style-name="Source_20_Text">ValueError</text:span>.</text:p>
        </text:list-item>
        <text:list-item>
          <text:p text:style-name="P27"><text:span text:style-name="Strong_20_Emphasis">Q:</text:span> What is the use of the <text:span text:style-name="Source_20_Text">finally</text:span> block?<text:line-break/><text:span text:style-name="Strong_20_Emphasis">A:</text:span> It always executes, whether an exception occurs or not (commonly used for cleanup like closing files).</text:p>
        </text:list-item>
      </text:list>
      <text:p text:style-name="P20">Regular Expressions:</text:p>
      <text:p text:style-name="P20"><text:span text:style-name="Strong_20_Emphasis">Q1.</text:span> What is a regular expression in Python?<text:line-break/><text:span text:style-name="Strong_20_Emphasis"><text:span text:style-name="T27">A1.</text:span></text:span><text:span text:style-name="T27"> A regular expression is a sequence of characters that defines a search pattern, often used for string matching and validation.</text:span></text:p>
      <text:p text:style-name="Text_20_body"><text:span text:style-name="Strong_20_Emphasis">Q2.</text:span> Which module in Python supports regular expressions?<text:line-break/><text:span text:style-name="Strong_20_Emphasis">A2.</text:span> The <text:span text:style-name="Source_20_Text">re</text:span> module.</text:p>
      <text:p text:style-name="Text_20_body"><text:span text:style-name="Strong_20_Emphasis">Q3.</text:span> Which function is used to check if a regex matches the whole string?<text:line-break/><text:span text:style-name="Strong_20_Emphasis">A3.</text:span> <text:span text:style-name="Source_20_Text">re.fullmatch()</text:span>.</text:p>
      <text:p text:style-name="Text_20_body"><text:span text:style-name="Strong_20_Emphasis">Q4.</text:span> What does the <text:span text:style-name="Source_20_Text">.</text:span> (dot) metacharacter in regex represent?<text:line-break/><text:span text:style-name="Strong_20_Emphasis">A4.</text:span> It matches any single character except newline (<text:span text:style-name="Source_20_Text">\n</text:span>).</text:p>
      <text:p text:style-name="Text_20_body"><text:span text:style-name="Strong_20_Emphasis">Q5.</text:span> What does <text:span text:style-name="Source_20_Text">*</text:span> mean in regex?<text:line-break/><text:span text:style-name="Strong_20_Emphasis">A5.</text:span> It matches zero or more repetitions of the preceding element.</text:p>
      <text:p text:style-name="Text_20_body"><text:span text:style-name="Strong_20_Emphasis">Q6.</text:span> Which regex function returns all non-overlapping matches as a list?<text:line-break/><text:span text:style-name="Strong_20_Emphasis">A6.</text:span> <text:span text:style-name="Source_20_Text">re.findall()</text:span>.</text:p>
      <text:p text:style-name="Text_20_body"><text:span text:style-name="Strong_20_Emphasis">Q7.</text:span> What is the use of <text:span text:style-name="Source_20_Text">\d</text:span> in regex?<text:line-break/><text:span text:style-name="Strong_20_Emphasis">A7.</text:span> It matches any digit (0–9).</text:p>
      <text:p text:style-name="Text_20_body"><text:span text:style-name="Strong_20_Emphasis">Q8.</text:span> What symbol is used to represent the start of a string in regex?<text:line-break/><text:span text:style-name="Strong_20_Emphasis">A8.</text:span> <text:span text:style-name="Source_20_Text">^</text:span> (caret symbol).</text:p>
      <text:p text:style-name="P20"/>
      <text:h text:style-name="Heading_20_1" text:outline-level="1"><text:soft-page-break/><text:span text:style-name="Strong_20_Emphasis">2 Mark Questions &amp; Answers</text:span></text:h>
      <text:p text:style-name="P1"><text:span text:style-name="Strong_20_Emphasis"><text:span text:style-name="T6">File Handling, File modes, File methods:</text:span></text:span></text:p>
      <text:p text:style-name="P1"><text:span text:style-name="Strong_20_Emphasis"><text:span text:style-name="T3"/></text:span></text:p>
      <text:list xml:id="list957268346" text:style-name="L4">
        <text:list-item>
          <text:p text:style-name="P28"><text:span text:style-name="Strong_20_Emphasis">Q:</text:span> Differentiate between <text:span text:style-name="Source_20_Text">"w"</text:span> and <text:span text:style-name="Source_20_Text">"a"</text:span> file modes.<text:line-break/><text:span text:style-name="Strong_20_Emphasis">A: <text:s text:c="6"/></text:span><text:span text:style-name="Source_20_Text">"w"</text:span> overwrites the file if it exists or creates a new one.</text:p>
          <text:list>
            <text:list-header>
              <text:p text:style-name="P28"><text:span text:style-name="Source_20_Text">"a"</text:span> appends data to the end of the file, creating it if it does not exist.</text:p>
            </text:list-header>
          </text:list>
        </text:list-item>
        <text:list-item>
          <text:p text:style-name="P28"><text:span text:style-name="Strong_20_Emphasis">Q:</text:span> What is the difference between <text:span text:style-name="Source_20_Text">read()</text:span> and <text:span text:style-name="Source_20_Text">readlines()</text:span>?<text:line-break/><text:span text:style-name="Strong_20_Emphasis">A: <text:s text:c="6"/></text:span><text:span text:style-name="Source_20_Text">read()</text:span> returns the entire file content as a string.</text:p>
          <text:list>
            <text:list-header>
              <text:p text:style-name="P28"><text:span text:style-name="Source_20_Text">readlines()</text:span> returns all lines as a list of strings.</text:p>
            </text:list-header>
          </text:list>
        </text:list-item>
        <text:list-item>
          <text:p text:style-name="P28"><text:span text:style-name="Strong_20_Emphasis">Q:</text:span> What is the purpose of <text:span text:style-name="Source_20_Text">seek()</text:span> method? Give an example.<text:line-break/><text:span text:style-name="Strong_20_Emphasis">A:</text:span> It moves the file pointer to a specific position.<text:line-break/>Example: <text:span text:style-name="Source_20_Text">f.seek(0)</text:span> moves the pointer to the beginning of the file.</text:p>
        </text:list-item>
        <text:list-item>
          <text:p text:style-name="P28"><text:span text:style-name="Strong_20_Emphasis">Q:</text:span> Write a Python statement to open a file named <text:span text:style-name="Source_20_Text">"data.txt"</text:span> in binary read mode.<text:line-break/><text:span text:style-name="Strong_20_Emphasis">A:</text:span> <text:span text:style-name="Source_20_Text">f = open("data.txt", "rb")</text:span>.</text:p>
        </text:list-item>
      </text:list>
      <text:p text:style-name="Horizontal_20_Line"/>
      <text:p text:style-name="P14">Working on CSV and JSON files:</text:p>
      <text:list xml:id="list1290832311" text:style-name="L5">
        <text:list-item>
          <text:p text:style-name="P29"><text:span text:style-name="Strong_20_Emphasis">Q:</text:span> Differentiate between <text:span text:style-name="Source_20_Text">csv.reader()</text:span> and <text:span text:style-name="Source_20_Text">csv.DictReader()</text:span>.<text:line-break/><text:span text:style-name="Strong_20_Emphasis">A: <text:s text:c="2"/></text:span><text:span text:style-name="Source_20_Text">csv.reader()</text:span> reads each row as a list of strings.</text:p>
          <text:p text:style-name="P29"><text:span text:style-name="Source_20_Text"><text:span text:style-name="T1"><text:s text:c="3"/>c</text:span></text:span><text:span text:style-name="Source_20_Text">sv.DictReader()</text:span> reads each row as a dictionary, using the first row as keys.</text:p>
        </text:list-item>
      </text:list>
      <text:list xml:id="list4288644786" text:style-name="L6">
        <text:list-item>
          <text:p text:style-name="P30"><text:span text:style-name="Strong_20_Emphasis">Q:</text:span> Write a Python statement to open a file <text:span text:style-name="Source_20_Text">data.csv</text:span> in append mode.<text:line-break/><text:span text:style-name="Strong_20_Emphasis">A: f = open("data.csv", "a", newline="")</text:span></text:p>
        </text:list-item>
      </text:list>
      <text:p text:style-name="Text_20_body"><text:span text:style-name="Strong_20_Emphasis"><text:span text:style-name="T1"><text:tab/>3. </text:span></text:span><text:span text:style-name="Strong_20_Emphasis">Q:</text:span> How do <text:span text:style-name="Source_20_Text">json.dump()</text:span> and <text:span text:style-name="Source_20_Text">json.dumps()</text:span> differ?<text:line-break/><text:tab/><text:span text:style-name="Strong_20_Emphasis">A: <text:s text:c="4"/></text:span><text:span text:style-name="Source_20_Text">json.dump()</text:span> writes JSON data directly to a file.</text:p>
      <text:list xml:id="list1731122215" text:style-name="L7">
        <text:list-header>
          <text:p text:style-name="P31"><text:span text:style-name="Source_20_Text"><text:s text:c="4"/>json.dumps()</text:span> converts a Python object to a JSON string.</text:p>
          <text:p text:style-name="P31"><text:span text:style-name="Strong_20_Emphasis"><text:span text:style-name="T1">4. </text:span></text:span><text:span text:style-name="Strong_20_Emphasis">Q:</text:span> Write one line Python code to read JSON data from a file <text:span text:style-name="Source_20_Text">info.json</text:span>.<text:line-break/><text:span text:style-name="Strong_20_Emphasis">A: <text:s/>data = json.load(open("info.json", "r"))</text:span></text:p>
          <text:p text:style-name="P31"><text:span text:style-name="Strong_20_Emphasis"><text:span text:style-name="T1">5. </text:span></text:span><text:span text:style-name="Strong_20_Emphasis">Q:</text:span> State one advantage of JSON over CSV.<text:line-break/><text:span text:style-name="Strong_20_Emphasis">A:</text:span> JSON supports <text:span text:style-name="Strong_20_Emphasis">nested and hierarchical data</text:span>, whereas CSV is limited to tabular data.</text:p>
        </text:list-header>
      </text:list>
      <text:p text:style-name="P13"><text:span text:style-name="Strong_20_Emphasis"><text:span text:style-name="T2"/></text:span></text:p>
      <text:p text:style-name="P13"><text:span text:style-name="Strong_20_Emphasis"><text:span text:style-name="T2"/></text:span></text:p>
      <text:p text:style-name="P13"><text:span text:style-name="Strong_20_Emphasis"><text:span text:style-name="T2"/></text:span></text:p>
      <text:p text:style-name="P13"><text:soft-page-break/><text:span text:style-name="Strong_20_Emphasis"><text:span text:style-name="T2">Exceptions, Exception Handling, Raising Exceptions</text:span></text:span></text:p>
      <text:list xml:id="list1225347350" text:style-name="L8">
        <text:list-item>
          <text:p text:style-name="P32"><text:span text:style-name="Strong_20_Emphasis">Q:</text:span> <text:span text:style-name="T6">Differentiate between syntax error and runtime error.</text:span><text:line-break/><text:span text:style-name="Strong_20_Emphasis">A: <text:s/></text:span>Syntax error: Errors in code structure, detected before execution (e.g., missing colon).</text:p>
          <text:p text:style-name="P32"><text:s text:c="5"/>Runtime error (exception): Errors occurring during execution (e.g., division by zero).</text:p>
        </text:list-item>
        <text:list-item>
          <text:p text:style-name="P33"><text:span text:style-name="Strong_20_Emphasis">Q:</text:span> <text:span text:style-name="T6">Write a Python program using </text:span><text:span text:style-name="Source_20_Text"><text:span text:style-name="T6">try-except</text:span></text:span><text:span text:style-name="T6"> to handle division by zero.</text:span><text:line-break/><text:span text:style-name="Strong_20_Emphasis">A: <text:s text:c="2"/></text:span><text:span text:style-name="Strong_20_Emphasis"><text:span text:style-name="T14"><text:s/>try:</text:span></text:span></text:p>
          <text:list>
            <text:list-item>
              <text:list>
                <text:list-header>
                  <text:p text:style-name="P33"><text:span text:style-name="Strong_20_Emphasis"><text:span text:style-name="T14"><text:s/>a = 10 / 0</text:span></text:span></text:p>
                </text:list-header>
              </text:list>
            </text:list-item>
          </text:list>
          <text:p text:style-name="P32"><text:span text:style-name="Strong_20_Emphasis"><text:span text:style-name="T14"><text:s text:c="8"/>except ZeroDivisionError:</text:span></text:span></text:p>
          <text:p text:style-name="P32"><text:span text:style-name="Strong_20_Emphasis"><text:span text:style-name="T14"><text:s text:c="12"/>print("Division by zero is not allowed")</text:span></text:span></text:p>
        </text:list-item>
        <text:list-item>
          <text:p text:style-name="P32"><text:span text:style-name="Strong_20_Emphasis">Q: What is exception propagation?<text:line-break/>A: </text:span><text:span text:style-name="Strong_20_Emphasis"><text:span text:style-name="T14">If an exception is not handled in a function, it propagates back to the caller function until it is handled or program terminates.</text:span></text:span></text:p>
        </text:list-item>
        <text:list-item>
          <text:p text:style-name="P32"><text:span text:style-name="Strong_20_Emphasis">Q:</text:span> <text:span text:style-name="T6">Give an example of raising an exception manually.</text:span><text:line-break/><text:span text:style-name="Strong_20_Emphasis">A: <text:s/></text:span><text:span text:style-name="Strong_20_Emphasis"><text:span text:style-name="T14"><text:s text:c="2"/>x = -1</text:span></text:span></text:p>
        </text:list-item>
      </text:list>
      <text:list xml:id="list3202934174" text:style-name="L9">
        <text:list-item>
          <text:list>
            <text:list-header>
              <text:p text:style-name="P34"><text:span text:style-name="Strong_20_Emphasis"><text:span text:style-name="T14"><text:s text:c="2"/>if x &lt; 0:</text:span></text:span></text:p>
            </text:list-header>
          </text:list>
          <text:p text:style-name="P34"><text:span text:style-name="Strong_20_Emphasis"><text:span text:style-name="T14"><text:s text:c="16"/>raise ValueError("Negative values not allowed")</text:span></text:span></text:p>
        </text:list-item>
      </text:list>
      <text:p text:style-name="P21"><text:span text:style-name="Strong_20_Emphasis"><text:span text:style-name="T4"/></text:span></text:p>
      <text:p text:style-name="P21"><text:span text:style-name="Strong_20_Emphasis"><text:span text:style-name="T4">Regular Expressions:</text:span></text:span></text:p>
      <text:p text:style-name="P21"><text:span text:style-name="Strong_20_Emphasis"><text:span text:style-name="T26">Q1.</text:span></text:span><text:span text:style-name="Strong_20_Emphasis"><text:span text:style-name="T28"> Differentiate between </text:span></text:span><text:span text:style-name="Strong_20_Emphasis"><text:span text:style-name="Source_20_Text"><text:span text:style-name="T28">re.search()</text:span></text:span></text:span><text:span text:style-name="Strong_20_Emphasis"><text:span text:style-name="T28"> and </text:span></text:span><text:span text:style-name="Strong_20_Emphasis"><text:span text:style-name="Source_20_Text"><text:span text:style-name="T28">re.match()</text:span></text:span></text:span><text:span text:style-name="Strong_20_Emphasis"><text:span text:style-name="T28">.<text:line-break/></text:span></text:span><text:span text:style-name="Strong_20_Emphasis"><text:span text:style-name="T26">A1.</text:span></text:span></text:p>
      <text:list xml:id="list269186848" text:style-name="L10">
        <text:list-item>
          <text:p text:style-name="P35"><text:span text:style-name="Source_20_Text">re.match()</text:span> checks for a match <text:span text:style-name="Strong_20_Emphasis">only at the beginning</text:span> of the string.</text:p>
        </text:list-item>
        <text:list-item>
          <text:p text:style-name="P35"><text:span text:style-name="Source_20_Text">re.search()</text:span> checks for a match <text:span text:style-name="Strong_20_Emphasis">anywhere</text:span> in the string.</text:p>
        </text:list-item>
      </text:list>
      <text:p text:style-name="Horizontal_20_Line"/>
      <text:p text:style-name="Text_20_body"><text:span text:style-name="Strong_20_Emphasis"><text:span text:style-name="T6">Q2.</text:span></text:span><text:span text:style-name="T6"> What is the difference between </text:span><text:span text:style-name="Source_20_Text"><text:span text:style-name="T6">re.findall()</text:span></text:span><text:span text:style-name="T6"> and </text:span><text:span text:style-name="Source_20_Text"><text:span text:style-name="T6">re.finditer()</text:span></text:span><text:span text:style-name="T6">?</text:span><text:line-break/><text:span text:style-name="Strong_20_Emphasis">A2.</text:span></text:p>
      <text:list xml:id="list1728570013" text:style-name="L11">
        <text:list-item>
          <text:p text:style-name="P36"><text:span text:style-name="Source_20_Text">re.findall()</text:span> returns all matches as a <text:span text:style-name="Strong_20_Emphasis">list of strings</text:span>.</text:p>
        </text:list-item>
        <text:list-item>
          <text:p text:style-name="P36"><text:span text:style-name="Source_20_Text">re.finditer()</text:span> returns an <text:span text:style-name="Strong_20_Emphasis">iterator of match objects</text:span>, providing detailed match info.</text:p>
        </text:list-item>
      </text:list>
      <text:p text:style-name="Horizontal_20_Line"/>
      <text:p text:style-name="Text_20_body"><text:span text:style-name="Strong_20_Emphasis"><text:span text:style-name="T6">Q3.</text:span></text:span><text:span text:style-name="T6"> Write a regex pattern to validate an Indian mobile number starting with 7, 8, or 9 and having 10 digits.</text:span><text:line-break/><text:span text:style-name="Strong_20_Emphasis">A3. <text:s text:c="2"/>pattern = r'^[789]\d{9}$'</text:span></text:p>
      <text:p text:style-name="P22"><text:soft-page-break/><text:span text:style-name="Strong_20_Emphasis">Q4. Explain the use of </text:span><text:span text:style-name="Strong_20_Emphasis"><text:span text:style-name="Source_20_Text">re.split()</text:span></text:span><text:span text:style-name="Strong_20_Emphasis"> with an example.<text:line-break/>A4. </text:span><text:span text:style-name="Strong_20_Emphasis"><text:span text:style-name="Source_20_Text"><text:span text:style-name="T14">re.split()</text:span></text:span></text:span><text:span text:style-name="Strong_20_Emphasis"><text:span text:style-name="T14"> splits a string by the occurrences of a pattern.<text:line-break/>Example: <text:s/></text:span></text:span></text:p>
      <text:p text:style-name="P22"><text:span text:style-name="Strong_20_Emphasis"><text:span text:style-name="T14">import re</text:span></text:span></text:p>
      <text:p text:style-name="Text_20_body"><text:span text:style-name="Strong_20_Emphasis"><text:span text:style-name="T14">print(re.split(r'\s+', 'Python is fun'))</text:span></text:span></text:p>
      <text:p text:style-name="Text_20_body"><text:span text:style-name="Strong_20_Emphasis"><text:span text:style-name="T14"># Output: ['Python', 'is', 'fun']</text:span></text:span></text:p>
      <text:p text:style-name="P21"><text:span text:style-name="Strong_20_Emphasis"><text:span text:style-name="T29">Q5.</text:span></text:span><text:span text:style-name="Strong_20_Emphasis"><text:span text:style-name="T30"> How does </text:span></text:span><text:span text:style-name="Strong_20_Emphasis"><text:span text:style-name="Source_20_Text"><text:span text:style-name="T30">re.sub()</text:span></text:span></text:span><text:span text:style-name="Strong_20_Emphasis"><text:span text:style-name="T30"> work? Give an example.<text:line-break/></text:span></text:span><text:span text:style-name="Strong_20_Emphasis"><text:span text:style-name="T29">A5.</text:span></text:span><text:span text:style-name="Strong_20_Emphasis"><text:span text:style-name="T30"> </text:span></text:span><text:span text:style-name="Strong_20_Emphasis"><text:span text:style-name="Source_20_Text"><text:span text:style-name="T31">re.sub(pattern, repl, string)</text:span></text:span></text:span><text:span text:style-name="Strong_20_Emphasis"><text:span text:style-name="T31"> replaces all matches of the pattern with </text:span></text:span><text:span text:style-name="Strong_20_Emphasis"><text:span text:style-name="Source_20_Text"><text:span text:style-name="T31">repl</text:span></text:span></text:span><text:span text:style-name="Strong_20_Emphasis"><text:span text:style-name="T31">.<text:line-break/></text:span></text:span><text:span text:style-name="Strong_20_Emphasis"><text:span text:style-name="T4">Example:</text:span></text:span></text:p>
      <text:p text:style-name="P21"><text:span text:style-name="Strong_20_Emphasis"><text:span text:style-name="T5">import re</text:span></text:span></text:p>
      <text:p text:style-name="P21"><text:span text:style-name="Strong_20_Emphasis"><text:span text:style-name="T5">print(re.sub(r'\d', '*', 'Phone: 98765'))</text:span></text:span></text:p>
      <text:p text:style-name="P21"><text:span text:style-name="Strong_20_Emphasis"><text:span text:style-name="T5"># Output: Phone: *****</text:span></text:span></text:p>
      <text:h text:style-name="Heading_20_1" text:outline-level="1"><text:span text:style-name="Strong_20_Emphasis">5 Mark Questions &amp; Answers</text:span></text:h>
      <text:list xml:id="list2056817639" text:style-name="L12">
        <text:list-item>
          <text:p text:style-name="P37"><text:span text:style-name="Strong_20_Emphasis">Q:</text:span> Explain different file modes in Python with examples.<text:line-break/><text:span text:style-name="Strong_20_Emphasis">A:</text:span></text:p>
          <text:list>
            <text:list-item>
              <text:p text:style-name="P37"><text:span text:style-name="Source_20_Text">"r"</text:span>: Read file (error if not exists).</text:p>
            </text:list-item>
            <text:list-item>
              <text:p text:style-name="P37"><text:span text:style-name="Source_20_Text">"w"</text:span>: Write file (overwrite/create).</text:p>
            </text:list-item>
            <text:list-item>
              <text:p text:style-name="P37"><text:span text:style-name="Source_20_Text">"a"</text:span>: Append data.</text:p>
            </text:list-item>
            <text:list-item>
              <text:p text:style-name="P37"><text:span text:style-name="Source_20_Text">"x"</text:span>: Create new file (error if exists).</text:p>
            </text:list-item>
            <text:list-item>
              <text:p text:style-name="P37"><text:span text:style-name="Source_20_Text">"r+"</text:span>: Read + write existing file.</text:p>
            </text:list-item>
            <text:list-item>
              <text:p text:style-name="P37"><text:span text:style-name="Source_20_Text">"w+"</text:span>: Write + read (overwrite/create).</text:p>
            </text:list-item>
            <text:list-item>
              <text:p text:style-name="P37"><text:span text:style-name="Source_20_Text">"a+"</text:span>: Append + read.<text:line-break/>Example:</text:p>
            </text:list-item>
          </text:list>
        </text:list-item>
      </text:list>
      <text:p text:style-name="Standard"><text:tab/><text:tab/><text:tab/>f = open("test.txt", "w")</text:p>
      <text:p text:style-name="Standard"><text:tab/><text:tab/><text:tab/>f.write("Hello")</text:p>
      <text:p text:style-name="Standard"><text:tab/><text:tab/><text:tab/>f.close()</text:p>
      <text:p text:style-name="Standard"/>
      <text:p text:style-name="Text_20_body"><text:span text:style-name="Strong_20_Emphasis"/></text:p>
      <text:p text:style-name="Text_20_body"><text:span text:style-name="Strong_20_Emphasis"><text:span text:style-name="T13">2. </text:span></text:span><text:span text:style-name="Strong_20_Emphasis">Q:</text:span> Explain any five file methods with examples.<text:line-break/><text:span text:style-name="Strong_20_Emphasis">A:</text:span></text:p>
      <text:list xml:id="list3020383428" text:style-name="L13">
        <text:list-item>
          <text:p text:style-name="P38"><text:span text:style-name="Source_20_Text">read()</text:span>: Reads file content.</text:p>
        </text:list-item>
        <text:list-item>
          <text:p text:style-name="P38"><text:soft-page-break/><text:span text:style-name="Source_20_Text">readline()</text:span>: Reads one line.</text:p>
        </text:list-item>
        <text:list-item>
          <text:p text:style-name="P38"><text:span text:style-name="Source_20_Text">write()</text:span>: Writes data.</text:p>
        </text:list-item>
        <text:list-item>
          <text:p text:style-name="P38"><text:span text:style-name="Source_20_Text">seek()</text:span>: Moves pointer.</text:p>
        </text:list-item>
        <text:list-item>
          <text:p text:style-name="P38"><text:span text:style-name="Source_20_Text">tell()</text:span>: Returns pointer position.<text:line-break/>Example:</text:p>
        </text:list-item>
      </text:list>
      <text:p text:style-name="Standard"><text:tab/>f = open("test.txt", "w")</text:p>
      <text:p text:style-name="Standard"><text:tab/>f.write("Python\n")</text:p>
      <text:p text:style-name="Standard"><text:tab/>f.close()</text:p>
      <text:p text:style-name="Standard"/>
      <text:p text:style-name="Standard"><text:tab/>f = open("test.txt", "r")</text:p>
      <text:p text:style-name="Standard"><text:tab/>print(f.readline())</text:p>
      <text:p text:style-name="Standard"><text:tab/>f.close()</text:p>
      <text:p text:style-name="Standard"/>
      <text:p text:style-name="P11">3. Q: <text:span text:style-name="T14">Write a Python code to merge two given file contents into a third file.</text:span></text:p>
      <text:p text:style-name="P12"/>
      <text:p text:style-name="P12"><text:span text:style-name="T6">4. Q: </text:span>Write a program that reads a file and displays the number of words, number of vowels, blank spaces, lower case letters and uppercase letters.</text:p>
      <text:p text:style-name="P12"/>
      <text:p text:style-name="P12"><text:span text:style-name="T6">5. Q: </text:span>Write a Python code to Read text from a text file, find the word with most number of occurrences.</text:p>
      <text:p text:style-name="P12"/>
      <text:p text:style-name="P12"><text:span text:style-name="T6">6. Q:</text:span> Write a Python code to open a given file and to check for given words present in it and display on found.</text:p>
      <text:p text:style-name="Standard"/>
      <text:p text:style-name="P13"><text:span text:style-name="Strong_20_Emphasis"><text:span text:style-name="T2">Exceptions, Exception Handling, Raising Exceptions:</text:span></text:span></text:p>
      <text:p text:style-name="Text_20_body"><text:span text:style-name="Strong_20_Emphasis"><text:span text:style-name="T13">7. </text:span></text:span><text:span text:style-name="Strong_20_Emphasis">Q:</text:span> <text:span text:style-name="T6">Explain the flow of execution in </text:span><text:span text:style-name="Source_20_Text"><text:span text:style-name="T6">try</text:span></text:span><text:span text:style-name="T6">, </text:span><text:span text:style-name="Source_20_Text"><text:span text:style-name="T6">except</text:span></text:span><text:span text:style-name="T6">, </text:span><text:span text:style-name="Source_20_Text"><text:span text:style-name="T6">else</text:span></text:span><text:span text:style-name="T6">, and </text:span><text:span text:style-name="Source_20_Text"><text:span text:style-name="T6">finally</text:span></text:span><text:span text:style-name="T6"> blocks with an example.</text:span><text:line-break/><text:span text:style-name="Strong_20_Emphasis">A:</text:span></text:p>
      <text:list xml:id="list321547700" text:style-name="L14">
        <text:list-item>
          <text:p text:style-name="P39"><text:span text:style-name="Source_20_Text">try</text:span>: Contains code that may raise an exception.</text:p>
        </text:list-item>
        <text:list-item>
          <text:p text:style-name="P39"><text:span text:style-name="Source_20_Text">except</text:span>: Handles the exception.</text:p>
        </text:list-item>
        <text:list-item>
          <text:p text:style-name="P39"><text:span text:style-name="Source_20_Text">else</text:span>: Executes only if no exception occurs.</text:p>
        </text:list-item>
        <text:list-item>
          <text:p text:style-name="P39"><text:span text:style-name="Source_20_Text">finally</text:span>: Always executes.</text:p>
        </text:list-item>
      </text:list>
      <text:p text:style-name="Text_20_body"><text:span text:style-name="Strong_20_Emphasis">Example: <text:s/></text:span><text:span text:style-name="Strong_20_Emphasis"><text:span text:style-name="T14">try:</text:span></text:span></text:p>
      <text:p text:style-name="Text_20_body"><text:span text:style-name="Strong_20_Emphasis"><text:span text:style-name="T14"><text:s text:c="4"/><text:tab/><text:tab/>num = int(input("Enter a number: "))</text:span></text:span></text:p>
      <text:p text:style-name="Text_20_body"><text:span text:style-name="Strong_20_Emphasis"><text:span text:style-name="T14"><text:s text:c="4"/><text:tab/><text:tab/>result = 10 / num</text:span></text:span></text:p>
      <text:p text:style-name="Text_20_body"><text:span text:style-name="Strong_20_Emphasis"><text:span text:style-name="T14"><text:tab/> <text:s text:c="5"/>except ZeroDivisionError:</text:span></text:span></text:p>
      <text:p text:style-name="Text_20_body"><text:span text:style-name="Strong_20_Emphasis"><text:span text:style-name="T14"><text:s text:c="4"/><text:tab/><text:tab/>print("Division by zero error!")</text:span></text:span></text:p>
      <text:p text:style-name="Text_20_body"><text:soft-page-break/><text:span text:style-name="Strong_20_Emphasis"><text:span text:style-name="T14"><text:tab/> <text:s text:c="4"/>else:</text:span></text:span></text:p>
      <text:p text:style-name="Text_20_body"><text:span text:style-name="Strong_20_Emphasis"><text:span text:style-name="T14"><text:s text:c="4"/><text:tab/><text:tab/>print("Result is:", result)</text:span></text:span></text:p>
      <text:p text:style-name="Text_20_body"><text:span text:style-name="Strong_20_Emphasis"><text:span text:style-name="T14"><text:tab/> <text:s text:c="4"/>finally:</text:span></text:span></text:p>
      <text:p text:style-name="Text_20_body"><text:span text:style-name="Strong_20_Emphasis"><text:span text:style-name="T14"><text:s text:c="4"/><text:tab/><text:tab/>print("Execution completed")</text:span></text:span></text:p>
      <text:p text:style-name="Standard"><text:span text:style-name="Strong_20_Emphasis">Explanation:</text:span> If <text:span text:style-name="Source_20_Text">num=0</text:span>, exception occurs → <text:span text:style-name="Source_20_Text">except</text:span> runs → <text:span text:style-name="Source_20_Text">finally</text:span> runs.<text:line-break/>If <text:span text:style-name="Source_20_Text">num=5</text:span>, no error → <text:span text:style-name="Source_20_Text">else</text:span> runs → <text:span text:style-name="Source_20_Text">finally</text:span> runs.</text:p>
      <text:p text:style-name="Standard"/>
      <text:p text:style-name="P4"><text:span text:style-name="Strong_20_Emphasis"><text:span text:style-name="T13">8. </text:span></text:span><text:span text:style-name="Strong_20_Emphasis">Q:</text:span> <text:span text:style-name="T6">List and explain any four built-in exceptions in Python with examples.</text:span></text:p>
      <text:p text:style-name="P4"><text:span text:style-name="Strong_20_Emphasis"/></text:p>
      <text:p text:style-name="P4"><text:span text:style-name="Strong_20_Emphasis">A: <text:s/></text:span><text:span text:style-name="Strong_20_Emphasis"><text:span text:style-name="T13">i) </text:span></text:span><text:span text:style-name="Strong_20_Emphasis"><text:span text:style-name="T14">ZeroDivisionError: Raised when dividing by zero.</text:span></text:span></text:p>
      <text:p text:style-name="Standard"><text:span text:style-name="Strong_20_Emphasis"><text:span text:style-name="T14"><text:s text:c="11"/></text:span></text:span><text:span text:style-name="Strong_20_Emphasis"><text:span text:style-name="T15">Eg: print(5/0) </text:span></text:span></text:p>
      <text:p text:style-name="Standard"><text:span text:style-name="Strong_20_Emphasis"><text:span text:style-name="T15"><text:s text:c="6"/>ii) </text:span></text:span><text:span text:style-name="Strong_20_Emphasis"><text:span text:style-name="T13">ValueError:</text:span></text:span><text:span text:style-name="Strong_20_Emphasis"><text:span text:style-name="T15"> Raised when invalid value is passed.</text:span></text:span></text:p>
      <text:p text:style-name="Standard"><text:span text:style-name="Strong_20_Emphasis"><text:span text:style-name="T15"><text:s text:c="11"/>Eg: int("abc")</text:span></text:span></text:p>
      <text:p text:style-name="Standard"><text:span text:style-name="Strong_20_Emphasis"><text:span text:style-name="T15"><text:s text:c="5"/>iii) </text:span></text:span><text:span text:style-name="Strong_20_Emphasis"><text:span text:style-name="T13">IndexError:</text:span></text:span><text:span text:style-name="Strong_20_Emphasis"><text:span text:style-name="T15"> Raised when accessing an invalid list index.</text:span></text:span></text:p>
      <text:p text:style-name="P3"><text:span text:style-name="Strong_20_Emphasis"><text:span text:style-name="T15"><text:tab/>Eg: lst = [1,2,3]</text:span></text:span></text:p>
      <text:p text:style-name="P3"><text:span text:style-name="Strong_20_Emphasis"><text:span text:style-name="T15"><text:tab/> <text:s text:c="5"/>print(lst[5]) </text:span></text:span></text:p>
      <text:p text:style-name="P3"><text:span text:style-name="Strong_20_Emphasis"><text:span text:style-name="T15"><text:s text:c="5"/>iv) </text:span></text:span><text:span text:style-name="Strong_20_Emphasis"><text:span text:style-name="T13">TypeError:</text:span></text:span><text:span text:style-name="Strong_20_Emphasis"><text:span text:style-name="T15"> Raised when operation is applied to an invalid type.</text:span></text:span></text:p>
      <text:p text:style-name="P3"><text:span text:style-name="Strong_20_Emphasis"><text:span text:style-name="T15"><text:s text:c="11"/>Eg: print("5" + 2)</text:span></text:span></text:p>
      <text:p text:style-name="P3"><text:span text:style-name="Strong_20_Emphasis"><text:span text:style-name="T15"/></text:span></text:p>
      <text:p text:style-name="P5"><text:span text:style-name="Strong_20_Emphasis"><text:span text:style-name="T7">9 Q: Explain except clause with multiple exceptions.</text:span></text:span></text:p>
      <text:p text:style-name="P5"><text:span text:style-name="Strong_20_Emphasis"><text:span text:style-name="T7"/></text:span></text:p>
      <text:p text:style-name="P5"><text:span text:style-name="Strong_20_Emphasis"><text:span text:style-name="T16">def check_number(n):</text:span></text:span></text:p>
      <text:p text:style-name="P5"><text:span text:style-name="Strong_20_Emphasis"><text:span text:style-name="T16"><text:s text:c="4"/>if n &lt; 0:</text:span></text:span></text:p>
      <text:p text:style-name="P5"><text:span text:style-name="Strong_20_Emphasis"><text:span text:style-name="T16"><text:s text:c="8"/># raising ValueError with custom message (acting as custom exception)</text:span></text:span></text:p>
      <text:p text:style-name="P5"><text:span text:style-name="Strong_20_Emphasis"><text:span text:style-name="T16"><text:s text:c="8"/>raise ValueError("Negative numbers are not allowed")</text:span></text:span></text:p>
      <text:p text:style-name="P5"><text:span text:style-name="Strong_20_Emphasis"><text:span text:style-name="T16"><text:s text:c="4"/>return n</text:span></text:span></text:p>
      <text:p text:style-name="P5"><text:span text:style-name="Strong_20_Emphasis"><text:span text:style-name="T14"/></text:span></text:p>
      <text:p text:style-name="P5"><text:span text:style-name="Strong_20_Emphasis"><text:span text:style-name="T16">try:</text:span></text:span></text:p>
      <text:p text:style-name="P5"><text:span text:style-name="Strong_20_Emphasis"><text:span text:style-name="T16"><text:s text:c="4"/>num = -5</text:span></text:span></text:p>
      <text:p text:style-name="P5"><text:span text:style-name="Strong_20_Emphasis"><text:span text:style-name="T16"><text:s text:c="4"/>print(check_number(num))</text:span></text:span></text:p>
      <text:p text:style-name="P5"><text:span text:style-name="Strong_20_Emphasis"><text:span text:style-name="T16">except ValueError as e:</text:span></text:span></text:p>
      <text:p text:style-name="P5"><text:span text:style-name="Strong_20_Emphasis"><text:span text:style-name="T16"><text:s text:c="4"/>print("Caught exception:", e)</text:span></text:span></text:p>
      <text:p text:style-name="P5"><text:span text:style-name="Strong_20_Emphasis"><text:span text:style-name="T16"/></text:span></text:p>
      <text:p text:style-name="P5"><text:span text:style-name="Strong_20_Emphasis"><text:span text:style-name="T16"/></text:span></text:p>
      <text:p text:style-name="P5"><text:span text:style-name="Strong_20_Emphasis"><text:span text:style-name="T7">10 Q: Explain how to create user-defined exceptions.</text:span></text:span></text:p>
      <text:p text:style-name="P5"><text:span text:style-name="Strong_20_Emphasis"><text:span text:style-name="T6"/></text:span></text:p>
      <text:p text:style-name="P5"><text:span text:style-name="Strong_20_Emphasis"><text:span text:style-name="T7">11Q: Write a program that raises and handles a custom exception.</text:span></text:span></text:p>
      <text:p text:style-name="P5"><text:span text:style-name="Strong_20_Emphasis"><text:span text:style-name="T6"/></text:span></text:p>
      <text:p text:style-name="P5"><text:span text:style-name="Strong_20_Emphasis"><text:span text:style-name="T7">12Q: What happens if except clause is written without any Exception type? Explain with an example.</text:span></text:span></text:p>
      <text:p text:style-name="P5"><text:span text:style-name="Strong_20_Emphasis"><text:span text:style-name="T6"/></text:span></text:p>
      <text:p text:style-name="P5"><text:span text:style-name="Strong_20_Emphasis"><text:span text:style-name="T20">Answer: </text:span></text:span><text:span text:style-name="Strong_20_Emphasis"><text:span text:style-name="T16">If you write an </text:span></text:span><text:span text:style-name="Strong_20_Emphasis"><text:span text:style-name="Source_20_Text"><text:span text:style-name="T22">except</text:span></text:span></text:span><text:span text:style-name="Strong_20_Emphasis"><text:span text:style-name="T22"> clause without specifying any exception type</text:span></text:span><text:span text:style-name="Strong_20_Emphasis"><text:span text:style-name="T16">, it will </text:span></text:span><text:span text:style-name="Strong_20_Emphasis"><text:span text:style-name="T22">catch all exceptions</text:span></text:span><text:span text:style-name="Strong_20_Emphasis"><text:span text:style-name="T16"> (no matter what error occurs).</text:span></text:span></text:p>
      <text:p text:style-name="P5"><text:span text:style-name="Strong_20_Emphasis"><text:span text:style-name="T16"/></text:span></text:p>
      <text:p text:style-name="P5"><text:span text:style-name="Strong_20_Emphasis"><text:span text:style-name="T16"/></text:span></text:p>
      <text:p text:style-name="P5"><text:span text:style-name="Strong_20_Emphasis"><text:span text:style-name="T16"/></text:span></text:p>
      <text:p text:style-name="P5"><text:soft-page-break/><text:span text:style-name="Strong_20_Emphasis"><text:span text:style-name="T16">Eg:</text:span></text:span></text:p>
      <text:p text:style-name="P5"><text:span text:style-name="Strong_20_Emphasis"><text:span text:style-name="T16">try:</text:span></text:span></text:p>
      <text:p text:style-name="P5"><text:span text:style-name="Strong_20_Emphasis"><text:span text:style-name="T16"><text:s text:c="4"/>x = int("abc") <text:s text:c="2"/># This will raise ValueError</text:span></text:span></text:p>
      <text:p text:style-name="P5"><text:span text:style-name="Strong_20_Emphasis"><text:span text:style-name="T16"><text:s text:c="4"/>y = 10 / 0 <text:s text:c="6"/># This would raise ZeroDivisionError</text:span></text:span></text:p>
      <text:p text:style-name="P5"><text:span text:style-name="Strong_20_Emphasis"><text:span text:style-name="T16">except:</text:span></text:span></text:p>
      <text:p text:style-name="P5"><text:span text:style-name="Strong_20_Emphasis"><text:span text:style-name="T16"><text:s text:c="4"/>print("An error occurred!")</text:span></text:span></text:p>
      <text:p text:style-name="P5"><text:span text:style-name="Strong_20_Emphasis"><text:span text:style-name="T16"/></text:span></text:p>
      <text:p text:style-name="P7"><text:span text:style-name="Strong_20_Emphasis"><text:span text:style-name="T9">13Q: <text:s/>Discuss with an example Exceptions with arguments.</text:span></text:span></text:p>
      <text:p text:style-name="P7"><text:span text:style-name="Strong_20_Emphasis"><text:span text:style-name="T6"/></text:span></text:p>
      <text:p text:style-name="P7"><text:span text:style-name="Strong_20_Emphasis"><text:span text:style-name="T9">14Q: Write about Errors and Exception handling in python.</text:span></text:span></text:p>
      <text:p text:style-name="P5"><text:span text:style-name="Strong_20_Emphasis"><text:span text:style-name="T6"/></text:span></text:p>
      <text:p text:style-name="P6"><text:span text:style-name="Strong_20_Emphasis"><text:span text:style-name="T8">1</text:span></text:span><text:span text:style-name="Strong_20_Emphasis"><text:span text:style-name="T9">5 </text:span></text:span><text:span text:style-name="Strong_20_Emphasis"><text:span text:style-name="T8">Q: Define error and exception. Differentiate them.</text:span></text:span></text:p>
      <text:p text:style-name="P6"><text:span text:style-name="Strong_20_Emphasis"><text:span text:style-name="T6"/></text:span></text:p>
      <text:p text:style-name="P15"><text:span text:style-name="Strong_20_Emphasis"><text:span text:style-name="T23">A</text:span></text:span><text:span text:style-name="Strong_20_Emphasis"><text:span text:style-name="T17">. <text:s/></text:span></text:span><text:span text:style-name="Strong_20_Emphasis"><text:span text:style-name="T23">Error</text:span></text:span></text:p>
      <text:list xml:id="list1998926717" text:style-name="L15">
        <text:list-item>
          <text:p text:style-name="P40">An <text:span text:style-name="Strong_20_Emphasis">error</text:span> indicates a problem in the program that makes it impossible to run.</text:p>
        </text:list-item>
        <text:list-item>
          <text:p text:style-name="P40">Errors are mostly <text:span text:style-name="Strong_20_Emphasis">syntax-related</text:span> or <text:span text:style-name="Strong_20_Emphasis">logical mistakes</text:span> made by the programmer.</text:p>
        </text:list-item>
        <text:list-item>
          <text:p text:style-name="P40">Errors stop the execution of the program <text:span text:style-name="Strong_20_Emphasis">before it runs properly</text:span>.</text:p>
        </text:list-item>
      </text:list>
      <text:p text:style-name="Text_20_body">🔹 <text:span text:style-name="Strong_20_Emphasis">Exception</text:span></text:p>
      <text:list xml:id="list407756428" text:style-name="L16">
        <text:list-item>
          <text:p text:style-name="P41">An <text:span text:style-name="Strong_20_Emphasis">exception</text:span> is an <text:span text:style-name="Strong_20_Emphasis">event that occurs during program execution</text:span> and disrupts the normal flow of instructions.</text:p>
        </text:list-item>
        <text:list-item>
          <text:p text:style-name="P41">Exceptions usually happen due to <text:span text:style-name="Strong_20_Emphasis">runtime issues</text:span> (like division by zero, accessing an undefined variable, file not found, etc.).</text:p>
        </text:list-item>
        <text:list-item>
          <text:p text:style-name="P41">Exceptions can be <text:span text:style-name="Strong_20_Emphasis">handled</text:span> using <text:span text:style-name="Source_20_Text">try-except</text:span>.</text:p>
        </text:list-item>
      </text:list>
      <text:h text:style-name="Heading_20_3" text:outline-level="3"><text:span text:style-name="Strong_20_Emphasis"><text:span text:style-name="T24">D</text:span></text:span><text:span text:style-name="Strong_20_Emphasis">ifferences between Error and Exception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Line94175207818288">
            <table:table-cell table:style-name="Table1.A1" office:value-type="string">
              <text:p text:style-name="Table_20_Heading">Aspect</text:p>
            </table:table-cell>
            <table:table-cell table:style-name="Table1.A1" office:value-type="string">
              <text:p text:style-name="Table_20_Heading"><text:span text:style-name="Strong_20_Emphasis">Error</text:span></text:p>
            </table:table-cell>
            <table:table-cell table:style-name="Table1.A1" office:value-type="string">
              <text:p text:style-name="Table_20_Heading"><text:span text:style-name="Strong_20_Emphasis">Exception</text:span></text:p>
            </table:table-cell>
          </table:table-row>
        </table:table-header-rows>
        <table:table-row table:style-name="TableLine94175194137248">
          <table:table-cell table:style-name="Table1.A1" office:value-type="string">
            <text:p text:style-name="Table_20_Contents"><text:span text:style-name="Strong_20_Emphasis">Definition</text:span></text:p>
          </table:table-cell>
          <table:table-cell table:style-name="Table1.A1" office:value-type="string">
            <text:p text:style-name="Table_20_Contents">Mistakes in program code (syntax/logic)</text:p>
          </table:table-cell>
          <table:table-cell table:style-name="Table1.A1" office:value-type="string">
            <text:p text:style-name="Table_20_Contents">Events that occur during program execution</text:p>
          </table:table-cell>
        </table:table-row>
        <table:table-row table:style-name="TableLine94175194185728">
          <table:table-cell table:style-name="Table1.A1" office:value-type="string">
            <text:p text:style-name="Table_20_Contents"><text:span text:style-name="Strong_20_Emphasis">When it occurs</text:span></text:p>
          </table:table-cell>
          <table:table-cell table:style-name="Table1.A1" office:value-type="string">
            <text:p text:style-name="Table_20_Contents">During compilation/parsing (before execution)</text:p>
          </table:table-cell>
          <table:table-cell table:style-name="Table1.A1" office:value-type="string">
            <text:p text:style-name="Table_20_Contents">During execution (runtime)</text:p>
          </table:table-cell>
        </table:table-row>
        <table:table-row table:style-name="TableLine94175196211744">
          <table:table-cell table:style-name="Table1.A1" office:value-type="string">
            <text:p text:style-name="Table_20_Contents"><text:span text:style-name="Strong_20_Emphasis">Examples</text:span></text:p>
          </table:table-cell>
          <table:table-cell table:style-name="Table1.A1" office:value-type="string">
            <text:p text:style-name="Table_20_Contents"><text:span text:style-name="Source_20_Text">SyntaxError</text:span>, <text:span text:style-name="Source_20_Text">IndentationError</text:span></text:p>
          </table:table-cell>
          <table:table-cell table:style-name="Table1.A1" office:value-type="string">
            <text:p text:style-name="Table_20_Contents"><text:span text:style-name="Source_20_Text">ZeroDivisionError</text:span>, <text:span text:style-name="Source_20_Text">ValueError</text:span>, <text:span text:style-name="Source_20_Text">FileNotFoundError</text:span></text:p>
          </table:table-cell>
        </table:table-row>
        <table:table-row table:style-name="TableLine94175184939936">
          <table:table-cell table:style-name="Table1.A1" office:value-type="string">
            <text:p text:style-name="Table_20_Contents"><text:span text:style-name="Strong_20_Emphasis">Can it be handled?</text:span></text:p>
          </table:table-cell>
          <table:table-cell table:style-name="Table1.A1" office:value-type="string">
            <text:p text:style-name="Table_20_Contents"><text:span text:style-name="Strong_20_Emphasis">No</text:span>, must be fixed in code</text:p>
          </table:table-cell>
          <table:table-cell table:style-name="Table1.A1" office:value-type="string">
            <text:p text:style-name="Table_20_Contents"><text:span text:style-name="Strong_20_Emphasis">Yes</text:span>, can be handled with <text:span text:style-name="Source_20_Text">try-except</text:span></text:p>
          </table:table-cell>
        </table:table-row>
        <table:table-row table:style-name="TableLine94175186756704">
          <table:table-cell table:style-name="Table1.A1" office:value-type="string">
            <text:p text:style-name="Table_20_Contents"><text:span text:style-name="Strong_20_Emphasis">Cause</text:span></text:p>
          </table:table-cell>
          <table:table-cell table:style-name="Table1.A1" office:value-type="string">
            <text:p text:style-name="Table_20_Contents">Programmer mistakes (typos, wrong syntax)</text:p>
          </table:table-cell>
          <table:table-cell table:style-name="Table1.A1" office:value-type="string">
            <text:p text:style-name="Table_20_Contents">Invalid operations or unexpected runtime conditions</text:p>
          </table:table-cell>
        </table:table-row>
        <table:table-row table:style-name="TableLine94175196029440">
          <table:table-cell table:style-name="Table1.A1" office:value-type="string">
            <text:p text:style-name="Table_20_Contents"><text:span text:style-name="Strong_20_Emphasis">Recovery</text:span></text:p>
          </table:table-cell>
          <table:table-cell table:style-name="Table1.A1" office:value-type="string">
            <text:p text:style-name="Table_20_Contents">Program cannot continue unless fixed</text:p>
          </table:table-cell>
          <table:table-cell table:style-name="Table1.A1" office:value-type="string">
            <text:p text:style-name="Table_20_Contents">Program can continue if handled properly</text:p>
          </table:table-cell>
        </table:table-row>
      </table:table>
      <text:p text:style-name="Text_20_body"/>
      <text:p text:style-name="P19"/>
      <text:p text:style-name="P19"><text:soft-page-break/>Regular Expressions:</text:p>
      <text:p text:style-name="P8"><text:span text:style-name="Strong_20_Emphasis"><text:span text:style-name="T10">16 Q: Describe the core functions and methods of re module</text:span></text:span></text:p>
      <text:p text:style-name="P8"><text:span text:style-name="Strong_20_Emphasis"><text:span text:style-name="T18">A. Core functions: match, search, findall, split, sub</text:span></text:span></text:p>
      <text:p text:style-name="P8"><text:span text:style-name="Strong_20_Emphasis"><text:span text:style-name="T18"/></text:span></text:p>
      <text:p text:style-name="P8"><text:span text:style-name="Strong_20_Emphasis"><text:span text:style-name="T18">Methods: group, start, end, span</text:span></text:span></text:p>
      <text:p text:style-name="P8"><text:span text:style-name="Strong_20_Emphasis"><text:span text:style-name="T18"/></text:span></text:p>
      <text:p text:style-name="P9"><text:span text:style-name="Strong_20_Emphasis"><text:span text:style-name="T11">17 Q: Does regular expression pattern enable matching of multiple strings. Justify.</text:span></text:span></text:p>
      <text:p text:style-name="P9"><text:span text:style-name="Strong_20_Emphasis"><text:span text:style-name="T19"/></text:span></text:p>
      <text:p text:style-name="P9"><text:span text:style-name="Strong_20_Emphasis"><text:span text:style-name="T19">A. Yes, </text:span></text:span><text:span text:style-name="Strong_20_Emphasis"><text:span text:style-name="T25">regular expression (regex) patterns enable matching of multiple strings</text:span></text:span><text:span text:style-name="Strong_20_Emphasis"><text:span text:style-name="T19"> because they are not fixed string literals – they are </text:span></text:span><text:span text:style-name="Strong_20_Emphasis"><text:span text:style-name="T25">patterns</text:span></text:span><text:span text:style-name="Strong_20_Emphasis"><text:span text:style-name="T19"> that describe a set of strings that share a common structure.</text:span></text:span></text:p>
      <text:h text:style-name="Heading_20_3" text:outline-level="3"><text:span text:style-name="Strong_20_Emphasis">Justification</text:span></text:h>
      <text:list xml:id="list830355033" text:style-name="L17">
        <text:list-item>
          <text:p text:style-name="P42">A <text:span text:style-name="Strong_20_Emphasis">regex pattern</text:span> defines <text:span text:style-name="Strong_20_Emphasis">rules</text:span> (using special characters like <text:span text:style-name="Source_20_Text">.</text:span> <text:span text:style-name="Source_20_Text">*</text:span> <text:span text:style-name="Source_20_Text">+</text:span> <text:span text:style-name="Source_20_Text">|</text:span> etc.) rather than exact text.</text:p>
        </text:list-item>
        <text:list-item>
          <text:p text:style-name="P42">These rules allow a single regex pattern to match <text:span text:style-name="Strong_20_Emphasis">different variations of strings</text:span> at once.</text:p>
        </text:list-item>
        <text:list-item>
          <text:p text:style-name="P42">This makes regex powerful for <text:span text:style-name="Strong_20_Emphasis">search, validation, and text extraction</text:span>.</text:p>
        </text:list-item>
      </text:list>
      <text:p text:style-name="P17">18 Q: Explain various string pattern matching functions in python.</text:p>
      <text:p text:style-name="P18">19 Q: How to find whether an email Id entered by the user is valid or not?</text:p>
      <text:p text:style-name="P16">import re</text:p>
      <text:p text:style-name="P16"># Regex pattern for a valid email</text:p>
      <text:p text:style-name="P16">pattern = r'^[a-zA-Z0-9._%+-]+@[a-zA-Z0-9.-]+\.[a-zA-Z]{2,}$'</text:p>
      <text:p text:style-name="P16"># Take user input</text:p>
      <text:p text:style-name="P16">email = input("Enter your email ID: ")</text:p>
      <text:p text:style-name="P16"/>
      <text:p text:style-name="P16"># Check if it matches the pattern</text:p>
      <text:p text:style-name="P16">if re.fullmatch(pattern, email):</text:p>
      <text:p text:style-name="P16"><text:s text:c="4"/>print("Valid Email ID")</text:p>
      <text:p text:style-name="P16">else:</text:p>
      <text:p text:style-name="P16"><text:s text:c="4"/>print("Invalid Email ID")</text:p>
      <text:p text:style-name="P9"><text:span text:style-name="Strong_20_Emphasis"><text:span text:style-name="T19"/></text:span></text:p>
      <text:p text:style-name="P10"><text:span text:style-name="Strong_20_Emphasis"><text:span text:style-name="T12">20 Q: Illustrate common regular expression symbols and special characters used in Python for</text:span></text:span></text:p>
      <text:p text:style-name="P10"><text:span text:style-name="Strong_20_Emphasis"><text:span text:style-name="T12">string matching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8-28T16:40:21.832664494</meta:creation-date>
    <dc:date>2025-09-17T11:30:14.349941710</dc:date>
    <meta:editing-duration>PT1H50M42S</meta:editing-duration>
    <meta:editing-cycles>20</meta:editing-cycles>
    <meta:generator>LibreOffice/6.4.7.2$Linux_X86_64 LibreOffice_project/40$Build-2</meta:generator>
    <meta:document-statistic meta:table-count="1" meta:image-count="0" meta:object-count="0" meta:page-count="9" meta:paragraph-count="207" meta:word-count="1911" meta:character-count="11572" meta:non-whitespace-character-count="9658"/>
  </office:meta>
</office:document-meta>
</file>